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87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2.307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33cm"/>
    </style:style>
    <style:style style:name="co8" style:family="table-column">
      <style:table-column-properties fo:break-before="auto" style:column-width="3.722cm"/>
    </style:style>
    <style:style style:name="co9" style:family="table-column">
      <style:table-column-properties fo:break-before="auto" style:column-width="1.531cm"/>
    </style:style>
    <style:style style:name="co10" style:family="table-column">
      <style:table-column-properties fo:break-before="auto" style:column-width="3.279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0.661cm"/>
    </style:style>
    <style:style style:name="co13" style:family="table-column">
      <style:table-column-properties fo:break-before="auto" style:column-width="2.932cm"/>
    </style:style>
    <style:style style:name="co14" style:family="table-column">
      <style:table-column-properties fo:break-before="auto" style:column-width="2.334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2.205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6.966cm"/>
    </style:style>
    <style:style style:name="co19" style:family="table-column">
      <style:table-column-properties fo:break-before="auto" style:column-width="0.512cm"/>
    </style:style>
    <style:style style:name="co20" style:family="table-column">
      <style:table-column-properties fo:break-before="auto" style:column-width="6.082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28cm" fo:break-before="auto" style:use-optimal-row-height="false"/>
    </style:style>
    <style:style style:name="ro4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c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1" style:family="table-cell" style:parent-style-name="Default" style:data-style-name="N2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 style:data-style-name="N11">
      <style:table-cell-properties fo:border-bottom="0.002cm solid #000000" fo:background-color="#dddddd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ff3333"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dddddd" fo:border="0.002cm solid #000000"/>
    </style:style>
    <style:style style:name="ce14" style:family="table-cell" style:parent-style-name="Default" style:data-style-name="N2">
      <style:table-cell-properties fo:border="0.002cm solid #0000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8">
      <style:table-cell-properties fo:background-color="#dddddd" fo:border="0.002cm solid #000000"/>
    </style:style>
    <style:style style:name="ce18" style:family="table-cell" style:parent-style-name="Default" style:data-style-name="N108">
      <style:table-cell-properties fo:border-bottom="0.002cm solid #000000" fo:background-color="#dddddd" fo:border-left="none" fo:border-right="none" fo:border-top="0.002cm solid #000000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0.002cm solid #000000" fo:background-color="#dddddd" style:text-align-source="fix" style:repeat-content="false" fo:border-left="0.002cm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color="#ff00cc" fo:font-weight="bold" style:font-weight-asian="bold" style:font-weight-complex="bold"/>
    </style:style>
    <style:style style:name="ce21" style:family="table-cell" style:parent-style-name="Default">
      <style:table-cell-properties fo:background-color="#dddddd" fo:border="0.002cm solid #000000"/>
    </style:style>
    <style:style style:name="ce22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order-left="0.002cm solid #000000" fo:border-right="none" fo:border-top="0.002cm solid #000000"/>
      <style:text-properties fo:color="#ff00cc"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 style:data-style-name="N108">
      <style:table-cell-properties fo:background-color="#dddddd" style:text-align-source="fix" style:repeat-content="false" fo:border="0.002cm solid #000000"/>
      <style:paragraph-properties fo:text-align="end" fo:margin-left="0cm"/>
      <style:text-properties fo:color="#ff00cc" fo:font-weight="bold" style:font-weight-asian="bold" style:font-weight-complex="bold"/>
    </style:style>
    <style:style style:name="ce26" style:family="table-cell" style:parent-style-name="Default" style:data-style-name="N125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border-bottom="0.002cm solid #000000" fo:background-color="#cccccc" fo:border-left="none" fo:border-right="none" fo:border-top="0.002cm solid #000000"/>
      <style:text-properties fo:color="#ff00cc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 style:data-style-name="N125">
      <style:table-cell-properties fo:background-color="#dddddd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ddddd" fo:border="0.002cm solid #000000"/>
      <style:text-properties fo:font-weight="bold" style:font-weight-asian="bold" style:font-weight-complex="bold"/>
    </style:style>
    <style:style style:name="ce3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dddddd"/>
    </style:style>
    <style:style style:name="ce33" style:family="table-cell" style:parent-style-name="Default" style:data-style-name="N100"/>
  </office:automatic-styles>
  <office:body>
    <office:spreadsheet table:structure-protected="true" table:protection-key="L0LSZ1g/GwziMH0834kRBjxGlUk=">
      <table:table table:name="BerechnungsList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9"/>
        <table:table-column table:style-name="co7" table:default-cell-style-name="ce11"/>
        <table:table-column table:style-name="co8" table:default-cell-style-name="ce13"/>
        <table:table-column table:style-name="co9" table:default-cell-style-name="ce9"/>
        <table:table-column table:style-name="co10" table:default-cell-style-name="ce17"/>
        <table:table-column table:style-name="co11" table:default-cell-style-name="ce21"/>
        <table:table-column table:style-name="co12" table:default-cell-style-name="Default"/>
        <table:table-column table:style-name="co13" table:default-cell-style-name="ce9"/>
        <table:table-column table:style-name="co14" table:default-cell-style-name="ce17"/>
        <table:table-column table:style-name="co15" table:default-cell-style-name="ce21"/>
        <table:table-column table:style-name="co16" table:default-cell-style-name="ce21"/>
        <table:table-row table:style-name="ro1">
          <table:table-cell table:style-name="ce1" office:value-type="string">
            <text:p>Notstrom</text:p>
          </table:table-cell>
          <table:table-cell table:style-name="Default" table:number-columns-repeated="10"/>
          <table:table-cell/>
          <table:table-cell table:style-name="Default" table:number-columns-repeated="4"/>
        </table:table-row>
        <table:table-row table:style-name="ro2">
          <table:table-cell table:style-name="Default" office:value-type="string">
            <text:p>mytest4u</text:p>
          </table:table-cell>
          <table:table-cell table:style-name="Default" table:number-columns-repeated="10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11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5"/>
          <table:table-cell table:style-name="ce7" office:value-type="string" table:number-columns-spanned="2" table:number-rows-spanned="1">
            <text:p>Laufzeit pro Stunde</text:p>
          </table:table-cell>
          <table:covered-table-cell table:style-name="Default"/>
          <table:table-cell table:style-name="Default" table:number-columns-repeated="4"/>
          <table:table-cell/>
          <table:table-cell table:style-name="ce16" office:value-type="string" table:number-columns-spanned="3" table:number-rows-spanned="1">
            <text:p>Tagesbedarf</text:p>
          </table:table-cell>
          <table:covered-table-cell table:style-name="ce2"/>
          <table:covered-table-cell table:style-name="Default"/>
          <table:table-cell table:style-name="Default"/>
        </table:table-row>
        <table:table-row table:style-name="ro3">
          <table:table-cell table:style-name="ce2" office:value-type="string">
            <text:p>Gerät</text:p>
          </table:table-cell>
          <table:table-cell table:style-name="ce2" office:value-type="string">
            <text:p>P (W)</text:p>
          </table:table-cell>
          <table:table-cell table:style-name="ce2" office:value-type="string">
            <text:p>P (W) Standby</text:p>
          </table:table-cell>
          <table:table-cell table:style-name="ce4" office:value-type="string">
            <text:p>Messwert P (W)</text:p>
          </table:table-cell>
          <table:table-cell table:style-name="ce4" office:value-type="string">
            <text:p>Messzeit (h)</text:p>
          </table:table-cell>
          <table:table-cell table:style-name="ce8" office:value-type="string">
            <text:p>Min pro h</text:p>
          </table:table-cell>
          <table:table-cell table:style-name="ce8" office:value-type="string">
            <text:p>Faktor</text:p>
          </table:table-cell>
          <table:table-cell table:style-name="ce4" office:value-type="string">
            <text:p>Durchschnitt W (Wh)</text:p>
          </table:table-cell>
          <table:table-cell table:style-name="ce16" office:value-type="string">
            <text:p>ja/nein</text:p>
          </table:table-cell>
          <table:table-cell table:style-name="ce2" office:value-type="string">
            <text:p>Erforderliche (Wh)</text:p>
          </table:table-cell>
          <table:table-cell table:style-name="ce16" office:value-type="string">
            <text:p>P max </text:p>
          </table:table-cell>
          <table:table-cell/>
          <table:table-cell table:style-name="ce16" office:value-type="string">
            <text:p>Stunden</text:p>
          </table:table-cell>
          <table:table-cell table:style-name="ce16" office:value-type="string">
            <text:p>W Day (Wh)</text:p>
          </table:table-cell>
          <table:table-cell table:style-name="ce16" office:value-type="string">
            <text:p>Kosten Day</text:p>
          </table:table-cell>
          <table:table-cell table:style-name="ce16" office:value-type="string">
            <text:p>Kosten p.a.</text:p>
          </table:table-cell>
        </table:table-row>
        <table:table-row table:style-name="ro2">
          <table:table-cell table:number-columns-repeated="5"/>
          <table:table-cell table:style-name="ce3" table:number-columns-repeated="3"/>
          <table:table-cell/>
          <table:table-cell table:style-name="ce3"/>
          <table:table-cell table:style-name="ce20" table:formula="of:=SUM([.K7:.K26])" office:value-type="float" office:value="1076.4">
            <text:p>1076,4</text:p>
          </table:table-cell>
          <table:table-cell/>
          <table:table-cell table:style-name="ce3"/>
          <table:table-cell table:style-name="ce25" table:formula="of:=SUM([.N7:.N26])" office:value-type="float" office:value="1024.98083989501">
            <text:p>1025,0</text:p>
          </table:table-cell>
          <table:table-cell table:style-name="ce28" table:formula="of:=[.N30]*[.N6]/1000" office:value-type="currency" office:currency="EUR" office:value="0.307494251968504">
            <text:p>0,31 €</text:p>
          </table:table-cell>
          <table:table-cell table:style-name="ce29" table:formula="of:=[.O6]*365" office:value-type="currency" office:currency="EUR" office:value="112.235401968504">
            <text:p>112,24 €</text:p>
          </table:table-cell>
        </table:table-row>
        <table:table-row table:style-name="ro2">
          <table:table-cell office:value-type="string">
            <text:p>Lüftung (77-254)</text:p>
          </table:table-cell>
          <table:table-cell office:value-type="float" office:value="80">
            <text:p>80</text:p>
          </table:table-cell>
          <table:table-cell/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F7]/60" office:value-type="float" office:value="1">
            <text:p>1,00</text:p>
          </table:table-cell>
          <table:table-cell table:formula="of:=[.D7]/[.E7]*[.G7]" office:value-type="float" office:value="80">
            <text:p>80,00</text:p>
          </table:table-cell>
          <table:table-cell office:value-type="float" office:value="0">
            <text:p>0</text:p>
          </table:table-cell>
          <table:table-cell table:formula="of:=[.H7]*[.I7]" office:value-type="float" office:value="0">
            <text:p>0,0</text:p>
          </table:table-cell>
          <table:table-cell table:formula="of:=[.B7]*[.I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[.M7]*[.J7]" office:value-type="float" office:value="0">
            <text:p>0,0</text:p>
          </table:table-cell>
          <table:table-cell table:formula="of:=[.N7]*[.N30]/1000" office:value-type="currency" office:currency="EUR" office:value="0">
            <text:p>0,00 €</text:p>
          </table:table-cell>
          <table:table-cell table:formula="of:=[.O7]*365" office:value-type="currency" office:currency="EUR" office:value="0">
            <text:p>0,00 €</text:p>
          </table:table-cell>
        </table:table-row>
        <table:table-row table:style-name="ro2">
          <table:table-cell office:value-type="string">
            <text:p>Solar Pumpe (43/61/82)</text:p>
          </table:table-cell>
          <table:table-cell office:value-type="float" office:value="43">
            <text:p>43</text:p>
          </table:table-cell>
          <table:table-cell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F8]/60" office:value-type="float" office:value="1">
            <text:p>1,00</text:p>
          </table:table-cell>
          <table:table-cell table:formula="of:=[.D8]/[.E8]*[.G8]" office:value-type="float" office:value="43">
            <text:p>43,00</text:p>
          </table:table-cell>
          <table:table-cell office:value-type="float" office:value="1">
            <text:p>1</text:p>
          </table:table-cell>
          <table:table-cell table:formula="of:=[.H8]*[.I8]" office:value-type="float" office:value="43">
            <text:p>43,0</text:p>
          </table:table-cell>
          <table:table-cell table:formula="of:=[.B8]*[.I8]" office:value-type="float" office:value="43">
            <text:p>43</text:p>
          </table:table-cell>
          <table:table-cell/>
          <table:table-cell office:value-type="float" office:value="6">
            <text:p>6</text:p>
          </table:table-cell>
          <table:table-cell table:formula="of:=[.M8]*[.J8]" office:value-type="float" office:value="258">
            <text:p>258,0</text:p>
          </table:table-cell>
          <table:table-cell table:formula="of:=[.N8]*[.N30]/1000" office:value-type="currency" office:currency="EUR" office:value="0.0774">
            <text:p>0,08 €</text:p>
          </table:table-cell>
          <table:table-cell table:formula="of:=[.O8]*365" office:value-type="currency" office:currency="EUR" office:value="28.251">
            <text:p>28,25 €</text:p>
          </table:table-cell>
        </table:table-row>
        <table:table-row table:style-name="ro2">
          <table:table-cell office:value-type="string">
            <text:p>Heizungs Pumpe (5,8-59)</text:p>
          </table:table-cell>
          <table:table-cell office:value-type="float" office:value="22">
            <text:p>22</text:p>
          </table:table-cell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F9]/60" office:value-type="float" office:value="1">
            <text:p>1,00</text:p>
          </table:table-cell>
          <table:table-cell table:formula="of:=[.D9]/[.E9]*[.G9]" office:value-type="float" office:value="22">
            <text:p>22,00</text:p>
          </table:table-cell>
          <table:table-cell office:value-type="float" office:value="1">
            <text:p>1</text:p>
          </table:table-cell>
          <table:table-cell table:formula="of:=[.H9]*[.I9]" office:value-type="float" office:value="22">
            <text:p>22,0</text:p>
          </table:table-cell>
          <table:table-cell table:formula="of:=[.B9]*[.I9]" office:value-type="float" office:value="22">
            <text:p>22</text:p>
          </table:table-cell>
          <table:table-cell/>
          <table:table-cell office:value-type="float" office:value="6">
            <text:p>6</text:p>
          </table:table-cell>
          <table:table-cell table:formula="of:=[.M9]*[.J9]" office:value-type="float" office:value="132">
            <text:p>132,0</text:p>
          </table:table-cell>
          <table:table-cell table:formula="of:=[.N9]*[.N30]/1000" office:value-type="currency" office:currency="EUR" office:value="0.0396">
            <text:p>0,04 €</text:p>
          </table:table-cell>
          <table:table-cell table:formula="of:=[.O9]*365" office:value-type="currency" office:currency="EUR" office:value="14.454">
            <text:p>14,45 €</text:p>
          </table:table-cell>
        </table:table-row>
        <table:table-row table:style-name="ro2">
          <table:table-cell office:value-type="string">
            <text:p>Kühlschrank</text:p>
          </table:table-cell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F10]/60" office:value-type="float" office:value="0.166666666666667">
            <text:p>0,17</text:p>
          </table:table-cell>
          <table:table-cell table:formula="of:=[.D10]/[.E10]*[.G10]" office:value-type="float" office:value="10">
            <text:p>10,00</text:p>
          </table:table-cell>
          <table:table-cell office:value-type="float" office:value="1">
            <text:p>1</text:p>
          </table:table-cell>
          <table:table-cell table:formula="of:=[.H10]*[.I10]" office:value-type="float" office:value="10">
            <text:p>10,0</text:p>
          </table:table-cell>
          <table:table-cell table:formula="of:=[.B10]*[.I10]" office:value-type="float" office:value="60">
            <text:p>60</text:p>
          </table:table-cell>
          <table:table-cell/>
          <table:table-cell office:value-type="float" office:value="24">
            <text:p>24</text:p>
          </table:table-cell>
          <table:table-cell table:formula="of:=[.M10]*[.J10]" office:value-type="float" office:value="240">
            <text:p>240,0</text:p>
          </table:table-cell>
          <table:table-cell table:formula="of:=[.N10]*[.N30]/1000" office:value-type="currency" office:currency="EUR" office:value="0.072">
            <text:p>0,07 €</text:p>
          </table:table-cell>
          <table:table-cell table:formula="of:=[.O10]*365" office:value-type="currency" office:currency="EUR" office:value="26.28">
            <text:p>26,28 €</text:p>
          </table:table-cell>
        </table:table-row>
        <table:table-row table:style-name="ro2">
          <table:table-cell office:value-type="string">
            <text:p>Kühltruhe</text:p>
          </table:table-cell>
          <table:table-cell office:value-type="float" office:value="44.7">
            <text:p>44,7</text:p>
          </table:table-cell>
          <table:table-cell office:value-type="float" office:value="0.31">
            <text:p>0,31</text:p>
          </table:table-cell>
          <table:table-cell office:value-type="float" office:value="1734">
            <text:p>1734</text:p>
          </table:table-cell>
          <table:table-cell office:value-type="float" office:value="127">
            <text:p>127</text:p>
          </table:table-cell>
          <table:table-cell office:value-type="float" office:value="60">
            <text:p>60</text:p>
          </table:table-cell>
          <table:table-cell table:formula="of:=[.F11]/60" office:value-type="float" office:value="1">
            <text:p>1,00</text:p>
          </table:table-cell>
          <table:table-cell table:formula="of:=[.D11]/[.E11]*[.G11]" office:value-type="float" office:value="13.6535433070866">
            <text:p>13,65</text:p>
          </table:table-cell>
          <table:table-cell office:value-type="float" office:value="1">
            <text:p>1</text:p>
          </table:table-cell>
          <table:table-cell table:formula="of:=[.H11]*[.I11]" office:value-type="float" office:value="13.6535433070866">
            <text:p>13,7</text:p>
          </table:table-cell>
          <table:table-cell table:formula="of:=[.B11]*[.I11]" office:value-type="float" office:value="44.7">
            <text:p>44,7</text:p>
          </table:table-cell>
          <table:table-cell/>
          <table:table-cell office:value-type="float" office:value="24">
            <text:p>24</text:p>
          </table:table-cell>
          <table:table-cell table:formula="of:=[.M11]*[.J11]" office:value-type="float" office:value="327.685039370079">
            <text:p>327,7</text:p>
          </table:table-cell>
          <table:table-cell table:formula="of:=[.N11]*[.N30]/1000" office:value-type="currency" office:currency="EUR" office:value="0.0983055118110236">
            <text:p>0,10 €</text:p>
          </table:table-cell>
          <table:table-cell table:formula="of:=[.O11]*365" office:value-type="currency" office:currency="EUR" office:value="35.8815118110236">
            <text:p>35,88 €</text:p>
          </table:table-cell>
        </table:table-row>
        <table:table-row table:style-name="ro2">
          <table:table-cell office:value-type="string">
            <text:p>Wasserpumpe</text:p>
          </table:table-cell>
          <table:table-cell office:value-type="float" office:value="761">
            <text:p>761</text:p>
          </table:table-cell>
          <table:table-cell office:value-type="float" office:value="0.71">
            <text:p>0,71</text:p>
          </table:table-cell>
          <table:table-cell office:value-type="float" office:value="626">
            <text:p>626</text:p>
          </table:table-cell>
          <table:table-cell office:value-type="float" office:value="127">
            <text:p>127</text:p>
          </table:table-cell>
          <table:table-cell office:value-type="float" office:value="60">
            <text:p>60</text:p>
          </table:table-cell>
          <table:table-cell table:formula="of:=[.F12]/60" office:value-type="float" office:value="1">
            <text:p>1,00</text:p>
          </table:table-cell>
          <table:table-cell table:formula="of:=[.D12]/[.E12]*[.G12]" office:value-type="float" office:value="4.92913385826772">
            <text:p>4,93</text:p>
          </table:table-cell>
          <table:table-cell office:value-type="float" office:value="1">
            <text:p>1</text:p>
          </table:table-cell>
          <table:table-cell table:formula="of:=[.H12]*[.I12]" office:value-type="float" office:value="4.92913385826772">
            <text:p>4,9</text:p>
          </table:table-cell>
          <table:table-cell table:formula="of:=[.B12]*[.I12]" office:value-type="float" office:value="761">
            <text:p>761</text:p>
          </table:table-cell>
          <table:table-cell/>
          <table:table-cell office:value-type="float" office:value="1">
            <text:p>1</text:p>
          </table:table-cell>
          <table:table-cell table:formula="of:=[.M12]*[.J12]" office:value-type="float" office:value="4.92913385826772">
            <text:p>4,9</text:p>
          </table:table-cell>
          <table:table-cell table:formula="of:=[.N12]*[.N30]/1000" office:value-type="currency" office:currency="EUR" office:value="0.00147874015748032">
            <text:p>0,00 €</text:p>
          </table:table-cell>
          <table:table-cell table:formula="of:=[.O12]*365" office:value-type="currency" office:currency="EUR" office:value="0.539740157480315">
            <text:p>0,54 €</text:p>
          </table:table-cell>
        </table:table-row>
        <table:table-row table:style-name="ro2">
          <table:table-cell office:value-type="string">
            <text:p>Rollo</text:p>
          </table:table-cell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formula="of:=[.F13]/60" office:value-type="float" office:value="0.0166666666666667">
            <text:p>0,02</text:p>
          </table:table-cell>
          <table:table-cell table:formula="of:=[.D13]/[.E13]*[.G13]" office:value-type="float" office:value="1.66666666666667">
            <text:p>1,67</text:p>
          </table:table-cell>
          <table:table-cell office:value-type="float" office:value="1">
            <text:p>1</text:p>
          </table:table-cell>
          <table:table-cell table:formula="of:=[.H13]*[.I13]" office:value-type="float" office:value="1.66666666666667">
            <text:p>1,7</text:p>
          </table:table-cell>
          <table:table-cell table:formula="of:=[.B13]*[.I13]" office:value-type="float" office:value="100">
            <text:p>100</text:p>
          </table:table-cell>
          <table:table-cell/>
          <table:table-cell office:value-type="float" office:value="1">
            <text:p>1</text:p>
          </table:table-cell>
          <table:table-cell table:formula="of:=[.M13]*[.J13]" office:value-type="float" office:value="1.66666666666667">
            <text:p>1,7</text:p>
          </table:table-cell>
          <table:table-cell table:formula="of:=[.N13]*[.N30]/1000" office:value-type="currency" office:currency="EUR" office:value="0.0005">
            <text:p>0,00 €</text:p>
          </table:table-cell>
          <table:table-cell table:formula="of:=[.O13]*365" office:value-type="currency" office:currency="EUR" office:value="0.1825">
            <text:p>0,18 €</text:p>
          </table:table-cell>
        </table:table-row>
        <table:table-row table:style-name="ro2">
          <table:table-cell office:value-type="string">
            <text:p>Licht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F14]/60" office:value-type="float" office:value="1">
            <text:p>1,00</text:p>
          </table:table-cell>
          <table:table-cell table:formula="of:=[.D14]/[.E14]*[.G14]" office:value-type="float" office:value="3">
            <text:p>3,00</text:p>
          </table:table-cell>
          <table:table-cell office:value-type="float" office:value="1">
            <text:p>1</text:p>
          </table:table-cell>
          <table:table-cell table:formula="of:=[.H14]*[.I14]" office:value-type="float" office:value="3">
            <text:p>3,0</text:p>
          </table:table-cell>
          <table:table-cell table:formula="of:=[.B14]*[.I14]"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formula="of:=[.M14]*[.J14]" office:value-type="float" office:value="18">
            <text:p>18,0</text:p>
          </table:table-cell>
          <table:table-cell table:formula="of:=[.N14]*[.N30]/1000" office:value-type="currency" office:currency="EUR" office:value="0.0054">
            <text:p>0,01 €</text:p>
          </table:table-cell>
          <table:table-cell table:formula="of:=[.O14]*365" office:value-type="currency" office:currency="EUR" office:value="1.971">
            <text:p>1,97 €</text:p>
          </table:table-cell>
        </table:table-row>
        <table:table-row table:style-name="ro2">
          <table:table-cell office:value-type="string">
            <text:p>TV (200-..)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F15]/60" office:value-type="float" office:value="1">
            <text:p>1,00</text:p>
          </table:table-cell>
          <table:table-cell table:formula="of:=[.D15]/[.E15]*[.G15]" office:value-type="float" office:value="200">
            <text:p>200,00</text:p>
          </table:table-cell>
          <table:table-cell office:value-type="float" office:value="0">
            <text:p>0</text:p>
          </table:table-cell>
          <table:table-cell table:formula="of:=[.H15]*[.I15]" office:value-type="float" office:value="0">
            <text:p>0,0</text:p>
          </table:table-cell>
          <table:table-cell table:formula="of:=[.B15]*[.I15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[.M15]*[.J15]" office:value-type="float" office:value="0">
            <text:p>0,0</text:p>
          </table:table-cell>
          <table:table-cell table:formula="of:=[.N15]*[.N30]/1000" office:value-type="currency" office:currency="EUR" office:value="0">
            <text:p>0,00 €</text:p>
          </table:table-cell>
          <table:table-cell table:formula="of:=[.O15]*365" office:value-type="currency" office:currency="EUR" office:value="0">
            <text:p>0,00 €</text:p>
          </table:table-cell>
        </table:table-row>
        <table:table-row table:style-name="ro2">
          <table:table-cell office:value-type="string">
            <text:p>SAT Receiver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F16]/60" office:value-type="float" office:value="1">
            <text:p>1,00</text:p>
          </table:table-cell>
          <table:table-cell table:formula="of:=[.D16]/[.E16]*[.G16]" office:value-type="float" office:value="0">
            <text:p>0,00</text:p>
          </table:table-cell>
          <table:table-cell office:value-type="float" office:value="0">
            <text:p>0</text:p>
          </table:table-cell>
          <table:table-cell table:formula="of:=[.H16]*[.I16]" office:value-type="float" office:value="0">
            <text:p>0,0</text:p>
          </table:table-cell>
          <table:table-cell table:formula="of:=[.B16]*[.I16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[.M16]*[.J16]" office:value-type="float" office:value="0">
            <text:p>0,0</text:p>
          </table:table-cell>
          <table:table-cell table:formula="of:=[.N16]*[.N30]/1000" office:value-type="currency" office:currency="EUR" office:value="0">
            <text:p>0,00 €</text:p>
          </table:table-cell>
          <table:table-cell table:formula="of:=[.O16]*365" office:value-type="currency" office:currency="EUR" office:value="0">
            <text:p>0,00 €</text:p>
          </table:table-cell>
        </table:table-row>
        <table:table-row table:style-name="ro2">
          <table:table-cell office:value-type="string">
            <text:p>Sat Multischalter</text:p>
          </table:table-cell>
          <table:table-cell office:value-type="float" office:value="11.5">
            <text:p>11,5</text:p>
          </table:table-cell>
          <table:table-cell/>
          <table:table-cell office:value-type="float" office:value="11.5">
            <text:p>11,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F17]/60" office:value-type="float" office:value="1">
            <text:p>1,00</text:p>
          </table:table-cell>
          <table:table-cell table:formula="of:=[.D17]/[.E17]*[.G17]" office:value-type="float" office:value="11.5">
            <text:p>11,50</text:p>
          </table:table-cell>
          <table:table-cell office:value-type="float" office:value="1">
            <text:p>1</text:p>
          </table:table-cell>
          <table:table-cell table:formula="of:=[.H17]*[.I17]" office:value-type="float" office:value="11.5">
            <text:p>11,5</text:p>
          </table:table-cell>
          <table:table-cell table:formula="of:=[.B17]*[.I17]" office:value-type="float" office:value="11.5">
            <text:p>11,5</text:p>
          </table:table-cell>
          <table:table-cell/>
          <table:table-cell office:value-type="float" office:value="1">
            <text:p>1</text:p>
          </table:table-cell>
          <table:table-cell table:formula="of:=[.M17]*[.J17]" office:value-type="float" office:value="11.5">
            <text:p>11,5</text:p>
          </table:table-cell>
          <table:table-cell table:formula="of:=[.N17]*[.N30]/1000" office:value-type="currency" office:currency="EUR" office:value="0.00345">
            <text:p>0,00 €</text:p>
          </table:table-cell>
          <table:table-cell table:formula="of:=[.O17]*365" office:value-type="currency" office:currency="EUR" office:value="1.25925">
            <text:p>1,26 €</text:p>
          </table:table-cell>
        </table:table-row>
        <table:table-row table:style-name="ro2">
          <table:table-cell office:value-type="string">
            <text:p>TV2IP (6,7 Standby-18,2)</text:p>
          </table:table-cell>
          <table:table-cell office:value-type="float" office:value="18.2">
            <text:p>18,2</text:p>
          </table:table-cell>
          <table:table-cell office:value-type="float" office:value="6.7">
            <text:p>6,7</text:p>
          </table:table-cell>
          <table:table-cell office:value-type="float" office:value="18.2">
            <text:p>18,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F18]/60" office:value-type="float" office:value="1">
            <text:p>1,00</text:p>
          </table:table-cell>
          <table:table-cell table:formula="of:=[.D18]/[.E18]*[.G18]" office:value-type="float" office:value="18.2">
            <text:p>18,20</text:p>
          </table:table-cell>
          <table:table-cell office:value-type="float" office:value="1">
            <text:p>1</text:p>
          </table:table-cell>
          <table:table-cell table:formula="of:=[.H18]*[.I18]" office:value-type="float" office:value="18.2">
            <text:p>18,2</text:p>
          </table:table-cell>
          <table:table-cell table:formula="of:=[.B18]*[.I18]" office:value-type="float" office:value="18.2">
            <text:p>18,2</text:p>
          </table:table-cell>
          <table:table-cell/>
          <table:table-cell office:value-type="float" office:value="1">
            <text:p>1</text:p>
          </table:table-cell>
          <table:table-cell table:formula="of:=[.M18]*[.J18]" office:value-type="float" office:value="18.2">
            <text:p>18,2</text:p>
          </table:table-cell>
          <table:table-cell table:formula="of:=[.N18]*[.N30]/1000" office:value-type="currency" office:currency="EUR" office:value="0.00546">
            <text:p>0,01 €</text:p>
          </table:table-cell>
          <table:table-cell table:formula="of:=[.O18]*365" office:value-type="currency" office:currency="EUR" office:value="1.9929">
            <text:p>1,99 €</text:p>
          </table:table-cell>
        </table:table-row>
        <table:table-row table:style-name="ro2">
          <table:table-cell office:value-type="string">
            <text:p>Fritzbox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F19]/60" office:value-type="float" office:value="1">
            <text:p>1,00</text:p>
          </table:table-cell>
          <table:table-cell table:formula="of:=[.D19]/[.E19]*[.G19]" office:value-type="float" office:value="13">
            <text:p>13,00</text:p>
          </table:table-cell>
          <table:table-cell office:value-type="float" office:value="1">
            <text:p>1</text:p>
          </table:table-cell>
          <table:table-cell table:formula="of:=[.H19]*[.I19]" office:value-type="float" office:value="13">
            <text:p>13,0</text:p>
          </table:table-cell>
          <table:table-cell table:formula="of:=[.B19]*[.I19]"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formula="of:=[.M19]*[.J19]" office:value-type="float" office:value="13">
            <text:p>13,0</text:p>
          </table:table-cell>
          <table:table-cell table:formula="of:=[.N19]*[.N30]/1000" office:value-type="currency" office:currency="EUR" office:value="0.0039">
            <text:p>0,00 €</text:p>
          </table:table-cell>
          <table:table-cell table:formula="of:=[.O19]*365" office:value-type="currency" office:currency="EUR" office:value="1.4235">
            <text:p>1,42 €</text:p>
          </table:table-cell>
        </table:table-row>
        <table:table-row table:style-name="ro2">
          <table:table-cell/>
          <table:table-cell/>
          <table:table-cell/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F20]/60" office:value-type="float" office:value="1">
            <text:p>1,00</text:p>
          </table:table-cell>
          <table:table-cell table:formula="of:=[.D20]/[.E20]*[.G20]" office:value-type="float" office:value="0">
            <text:p>0,00</text:p>
          </table:table-cell>
          <table:table-cell office:value-type="float" office:value="0">
            <text:p>0</text:p>
          </table:table-cell>
          <table:table-cell table:formula="of:=[.H20]*[.I20]" office:value-type="float" office:value="0">
            <text:p>0,0</text:p>
          </table:table-cell>
          <table:table-cell table:formula="of:=[.B20]*[.I20]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formula="of:=[.M20]*[.J20]" office:value-type="float" office:value="0">
            <text:p>0,0</text:p>
          </table:table-cell>
          <table:table-cell table:style-name="ce3" table:number-columns-repeated="2"/>
        </table:table-row>
        <table:table-row table:style-name="ro2">
          <table:table-cell/>
          <table:table-cell table:style-name="Default"/>
          <table:table-cell/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F21]/60" office:value-type="float" office:value="1">
            <text:p>1,00</text:p>
          </table:table-cell>
          <table:table-cell table:formula="of:=[.D21]/[.E21]*[.G21]" office:value-type="float" office:value="0">
            <text:p>0,00</text:p>
          </table:table-cell>
          <table:table-cell office:value-type="float" office:value="0">
            <text:p>0</text:p>
          </table:table-cell>
          <table:table-cell table:formula="of:=[.H21]*[.I21]" office:value-type="float" office:value="0">
            <text:p>0,0</text:p>
          </table:table-cell>
          <table:table-cell table:formula="of:=[.B21]*[.I21]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formula="of:=[.M21]*[.J21]" office:value-type="float" office:value="0">
            <text:p>0,0</text:p>
          </table:table-cell>
          <table:table-cell table:style-name="ce3" table:number-columns-repeated="2"/>
        </table:table-row>
        <table:table-row table:style-name="ro2">
          <table:table-cell/>
          <table:table-cell/>
          <table:table-cell/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F22]/60" office:value-type="float" office:value="1">
            <text:p>1,00</text:p>
          </table:table-cell>
          <table:table-cell table:formula="of:=[.D22]/[.E22]*[.G22]" office:value-type="float" office:value="0">
            <text:p>0,00</text:p>
          </table:table-cell>
          <table:table-cell office:value-type="float" office:value="0">
            <text:p>0</text:p>
          </table:table-cell>
          <table:table-cell table:formula="of:=[.H22]*[.I22]" office:value-type="float" office:value="0">
            <text:p>0,0</text:p>
          </table:table-cell>
          <table:table-cell table:formula="of:=[.B22]*[.I22]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formula="of:=[.M22]*[.J22]" office:value-type="float" office:value="0">
            <text:p>0,0</text:p>
          </table:table-cell>
          <table:table-cell table:style-name="ce3" table:number-columns-repeated="2"/>
        </table:table-row>
        <table:table-row table:style-name="ro2">
          <table:table-cell/>
          <table:table-cell/>
          <table:table-cell/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F23]/60" office:value-type="float" office:value="1">
            <text:p>1,00</text:p>
          </table:table-cell>
          <table:table-cell table:formula="of:=[.D23]/[.E23]*[.G23]" office:value-type="float" office:value="0">
            <text:p>0,00</text:p>
          </table:table-cell>
          <table:table-cell office:value-type="float" office:value="0">
            <text:p>0</text:p>
          </table:table-cell>
          <table:table-cell table:formula="of:=[.H23]*[.I23]" office:value-type="float" office:value="0">
            <text:p>0,0</text:p>
          </table:table-cell>
          <table:table-cell table:formula="of:=[.B23]*[.I23]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formula="of:=[.M23]*[.J23]" office:value-type="float" office:value="0">
            <text:p>0,0</text:p>
          </table:table-cell>
          <table:table-cell table:style-name="ce3" table:number-columns-repeated="2"/>
        </table:table-row>
        <table:table-row table:style-name="ro2">
          <table:table-cell/>
          <table:table-cell/>
          <table:table-cell/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F24]/60" office:value-type="float" office:value="1">
            <text:p>1,00</text:p>
          </table:table-cell>
          <table:table-cell table:formula="of:=[.D24]/[.E24]*[.G24]" office:value-type="float" office:value="0">
            <text:p>0,00</text:p>
          </table:table-cell>
          <table:table-cell office:value-type="float" office:value="0">
            <text:p>0</text:p>
          </table:table-cell>
          <table:table-cell table:formula="of:=[.H24]*[.I24]" office:value-type="float" office:value="0">
            <text:p>0,0</text:p>
          </table:table-cell>
          <table:table-cell table:formula="of:=[.B24]*[.I24]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formula="of:=[.M24]*[.J24]" office:value-type="float" office:value="0">
            <text:p>0,0</text:p>
          </table:table-cell>
          <table:table-cell table:style-name="ce3" table:number-columns-repeated="2"/>
        </table:table-row>
        <table:table-row table:style-name="ro2">
          <table:table-cell/>
          <table:table-cell/>
          <table:table-cell table:number-columns-repeated="3"/>
          <table:table-cell table:style-name="ce3"/>
          <table:table-cell table:formula="of:=[.F25]/60" office:value-type="float" office:value="0">
            <text:p>0,00</text:p>
          </table:table-cell>
          <table:table-cell table:style-name="ce14"/>
          <table:table-cell office:value-type="float" office:value="0">
            <text:p>0</text:p>
          </table:table-cell>
          <table:table-cell table:formula="of:=[.H25]*[.I25]" office:value-type="float" office:value="0">
            <text:p>0,0</text:p>
          </table:table-cell>
          <table:table-cell table:formula="of:=[.B25]*[.I25]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formula="of:=[.M25]*[.J25]" office:value-type="float" office:value="0">
            <text:p>0,0</text:p>
          </table:table-cell>
          <table:table-cell table:style-name="ce3" table:number-columns-repeated="2"/>
        </table:table-row>
        <table:table-row table:style-name="ro2">
          <table:table-cell office:value-type="string">
            <text:p>Brot backen (16XL) (12-550)</text:p>
          </table:table-cell>
          <table:table-cell office:value-type="float" office:value="550">
            <text:p>550</text:p>
          </table:table-cell>
          <table:table-cell table:number-columns-repeated="3"/>
          <table:table-cell table:style-name="ce3"/>
          <table:table-cell table:formula="of:=[.F26]/60" office:value-type="float" office:value="0">
            <text:p>0,00</text:p>
          </table:table-cell>
          <table:table-cell table:style-name="ce14" office:value-type="float" office:value="388">
            <text:p>388,00</text:p>
          </table:table-cell>
          <table:table-cell office:value-type="float" office:value="0">
            <text:p>0</text:p>
          </table:table-cell>
          <table:table-cell table:formula="of:=[.H26]*[.I26]" office:value-type="float" office:value="0">
            <text:p>0,0</text:p>
          </table:table-cell>
          <table:table-cell table:formula="of:=[.B26]*[.I26]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formula="of:=[.M26]*[.J26]" office:value-type="float" office:value="0">
            <text:p>0,0</text:p>
          </table:table-cell>
          <table:table-cell table:style-name="ce3" table:number-columns-repeated="2"/>
        </table:table-row>
        <table:table-row table:style-name="ro2" table:number-rows-repeated="3">
          <table:table-cell table:style-name="Default" table:number-columns-repeated="11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7"/>
          <table:table-cell table:style-name="ce5" office:value-type="string">
            <text:p>Summe :</text:p>
          </table:table-cell>
          <table:table-cell table:style-name="ce6"/>
          <table:table-cell table:style-name="ce18" table:formula="of:=SUM([.J7:.J29])" office:value-type="float" office:value="140.949343832021">
            <text:p>140,9</text:p>
          </table:table-cell>
          <table:table-cell table:style-name="ce22" office:value-type="string">
            <text:p>Wh</text:p>
          </table:table-cell>
          <table:table-cell/>
          <table:table-cell table:style-name="ce2" office:value-type="string">
            <text:p>Preis / kWh</text:p>
          </table:table-cell>
          <table:table-cell table:style-name="ce26" office:value-type="currency" office:currency="EUR" office:value="0.3">
            <text:p>0,30 €</text:p>
          </table:table-cell>
          <table:table-cell table:style-name="Default" table:number-columns-repeated="2"/>
        </table:table-row>
        <table:table-row table:style-name="ro4">
          <table:table-cell table:style-name="Default" table:number-columns-repeated="3"/>
          <table:table-cell table:style-name="ce5" office:value-type="string">
            <text:p>W Akku</text:p>
          </table:table-cell>
          <table:table-cell table:style-name="ce6" office:value-type="float" office:value="1000">
            <text:p>1000</text:p>
          </table:table-cell>
          <table:table-cell table:style-name="ce10" office:value-type="string">
            <text:p>Wh</text:p>
          </table:table-cell>
          <table:table-cell table:style-name="Default"/>
          <table:table-cell table:style-name="ce5" office:value-type="string">
            <text:p>Akku → Laufzeit:</text:p>
          </table:table-cell>
          <table:table-cell table:style-name="ce6"/>
          <table:table-cell table:style-name="ce18" table:formula="of:=[.E31]/[.J30]" office:value-type="float" office:value="7.09474746609512">
            <text:p>7,1</text:p>
          </table:table-cell>
          <table:table-cell table:style-name="ce22" office:value-type="string">
            <text:p>Stunden</text:p>
          </table:table-cell>
          <table:table-cell/>
          <table:table-cell table:style-name="ce24" office:value-type="string">
            <text:p>Betriebsdauer</text:p>
          </table:table-cell>
          <table:table-cell table:style-name="ce27" table:formula="of:=[.E31]/[.N6]" office:value-type="float" office:value="0.975627993302224">
            <text:p>0,98</text:p>
          </table:table-cell>
          <table:table-cell table:style-name="ce22" office:value-type="string">
            <text:p>Tage</text:p>
          </table:table-cell>
          <table:table-cell table:style-name="Default"/>
        </table:table-row>
        <table:table-row table:style-name="ro2">
          <table:table-cell table:style-name="Default" table:number-columns-repeated="3"/>
          <table:table-cell table:style-name="ce5" office:value-type="string">
            <text:p>Pmax Generator</text:p>
          </table:table-cell>
          <table:table-cell table:style-name="ce6" office:value-type="float" office:value="1800">
            <text:p>1800</text:p>
          </table:table-cell>
          <table:table-cell table:style-name="ce2" office:value-type="string">
            <text:p>W</text:p>
          </table:table-cell>
          <table:table-cell table:style-name="ce12" table:formula="of:=[.K6]/[.E32]" office:value-type="percentage" office:value="0.598">
            <text:p>59,80%</text:p>
          </table:table-cell>
          <table:table-cell table:style-name="ce15"/>
          <table:table-cell table:style-name="Default"/>
          <table:table-cell table:style-name="ce19" table:formula="of:=[.J31]/24" office:value-type="float" office:value="0.295614477753963">
            <text:p>0,30</text:p>
          </table:table-cell>
          <table:table-cell table:style-name="ce23" office:value-type="string">
            <text:p>Tage</text:p>
          </table:table-cell>
          <table:table-cell/>
          <table:table-cell table:style-name="Default" table:number-columns-repeated="4"/>
        </table:table-row>
        <table:named-expressions/>
      </table:table>
      <table:table table:name="Info" table:style-name="ta1" table:protected="true" table:protection-key="L0LSZ1g/GwziMH0834kRBjxGlUk=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4">
          <table:table-cell table:style-name="ce30" office:value-type="string">
            <text:p>Info</text:p>
          </table:table-cell>
          <table:table-cell table:number-columns-repeated="2"/>
        </table:table-row>
        <table:table-row table:style-name="ro2">
          <table:table-cell table:style-name="ce31" office:value-type="string">
            <text:p>Laufzeitabschätzung auf Basis der Akkukapazität in Feld E31. </text:p>
          </table:table-cell>
          <table:table-cell table:number-columns-repeated="2"/>
        </table:table-row>
        <table:table-row table:style-name="ro4">
          <table:table-cell table:style-name="ce30"/>
          <table:table-cell table:number-columns-repeated="2"/>
        </table:table-row>
        <table:table-row table:style-name="ro2">
          <table:table-cell office:value-type="string">
            <text:p>Tabelle zum Video auf YT-Kanal mytest4u :</text:p>
          </table:table-cell>
          <table:table-cell/>
          <table:table-cell office:value-type="string">
            <text:p>https://youtu.be/EL8b1kumAXw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2" office:value-type="string">
            <text:p>Formel Feld</text:p>
          </table:table-cell>
          <table:table-cell table:number-columns-repeated="2"/>
        </table:table-row>
        <table:table-row table:style-name="ro2">
          <table:table-cell office:value-type="string">
            <text:p>Feld</text:p>
          </table:table-cell>
          <table:table-cell table:number-columns-repeated="2"/>
        </table:table-row>
        <table:table-row table:style-name="ro2">
          <table:table-cell table:style-name="ce8" office:value-type="string">
            <text:p>Minuten pro h</text:p>
          </table:table-cell>
          <table:table-cell/>
          <table:table-cell table:style-name="ce33" office:value-type="string">
            <text:p>Zahl Wert 1-60 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>
            <text:p>Stand 1.12.2021</text:p>
          </table:table-cell>
          <table:table-cell table:number-columns-repeated="2"/>
        </table:table-row>
        <table:named-expressions/>
      </table:table>
      <table:named-expressions>
        <table:named-range table:name="StromP" table:base-cell-address="$BerechnungsList.$N$30" table:cell-range-address="$BerechnungsList.$N$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14" number:min-integer-digits="1"/>
    </number:number-style>
    <number:number-style style:name="N115">
      <number:number number:decimal-places="15" number:min-integer-digits="1"/>
    </number:number-style>
    <number:number-style style:name="N116">
      <number:number number:decimal-places="16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4">04.12.2021</text:date>, <text:time>19:12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0:58:55.65</meta:creation-date>
    <dc:date>2021-12-04T19:12:47.71</dc:date>
    <meta:editing-duration>PT13H36M35S</meta:editing-duration>
    <meta:editing-cycles>24</meta:editing-cycles>
    <meta:generator>OpenOffice/4.1.3$Win32 OpenOffice.org_project/413m1$Build-9783</meta:generator>
    <meta:document-statistic meta:table-count="2" meta:cell-count="311" meta:object-count="0"/>
  </office:meta>
</office:document-meta>
</file>